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86724882015581980"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033414392259971141"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62035640357264669"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90620533224524656"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25050872509436315"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6014081950916171"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36497428163331968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4987094326825332395"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596931" text:continue-list="list236497428163331968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100924596488672358"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623446"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607180"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605783"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620386"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621808"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582902796060555533"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8047966378365753141"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051443818025662600"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596581"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92792939016405051"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995977734309502634"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10"><text:span text:style-name="T2"/></text:p>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10"><text:s/></text:p>
      <text:p text:style-name="P10">Fast Runs on 5 mile “Morning Loop”, Total vertical ascent: 400 ft</text:p>
      <text:p text:style-name="P23"/>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476192911412070719"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3T17:37:13.48</dc:date>
    <dc:creator>James Lombardi</dc:creator>
    <meta:editing-duration>P12DT12H56M53S</meta:editing-duration>
    <meta:editing-cycles>1094</meta:editing-cycles>
    <meta:generator>OpenOffice/4.1.2$Win32 OpenOffice.org_project/412m3$Build-9782</meta:generator>
    <meta:document-statistic meta:table-count="0" meta:image-count="9" meta:object-count="0" meta:page-count="120" meta:paragraph-count="3356" meta:word-count="36755" meta:character-count="187947"/>
  </office:meta>
</office:document-meta>
</file>